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31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co45" style:family="table-column">
      <style:table-column-properties fo:break-before="auto" style:column-width="2.096cm"/>
    </style:style>
    <style:style style:name="co46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ext-properties style:text-line-through-style="solid" style:text-line-through-type="single"/>
    </style:style>
    <style:style style:name="ce28" style:family="table-cell" style:parent-style-name="Default" style:data-style-name="N100"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able-cell-properties fo:background-color="#fe7f00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f200"/>
    </style:style>
    <style:style style:name="ce56" style:family="table-cell" style:parent-style-name="Default" style:data-style-name="N100">
      <style:table-cell-properties fo:background-color="#ffff00"/>
    </style: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45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4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table:style-name="Default"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table:style-name="Default"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style-name="Default"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5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table:style-name="Default"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 table:number-rows-repeated="10"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5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4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0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" table:default-cell-style-name="ce22"/>
        <table:table-column table:style-name="co27" table:default-cell-style-name="ce22"/>
        <table:table-column table:style-name="co42" table:default-cell-style-name="ce22"/>
        <table:table-column table:style-name="co43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.00.0000</text:date>, <text:time style:data-style-name="N2" text:time-value="23:21:04.5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09T23:22:22.684000000</dc:date>
    <meta:editing-duration>P7DT4H31M12S</meta:editing-duration>
    <meta:editing-cycles>2805</meta:editing-cycles>
    <meta:document-statistic meta:table-count="6" meta:cell-count="15963" meta:object-count="0"/>
  </office:meta>
</office:document-meta>
</file>